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f2c9" officeooo:paragraph-rsid="001df2c9"/>
    </style:style>
    <style:style style:name="P2" style:family="paragraph" style:parent-style-name="Standard">
      <style:text-properties officeooo:rsid="00233cc3" officeooo:paragraph-rsid="008c0237"/>
    </style:style>
    <style:style style:name="P3" style:family="paragraph" style:parent-style-name="Standard">
      <style:paragraph-properties fo:text-align="start" style:justify-single-word="false"/>
      <style:text-properties officeooo:rsid="00233cc3" officeooo:paragraph-rsid="009b991a"/>
    </style:style>
    <style:style style:name="P4" style:family="paragraph" style:parent-style-name="Standard">
      <style:text-properties officeooo:rsid="00561df6" officeooo:paragraph-rsid="00c0f1c2"/>
    </style:style>
    <style:style style:name="P5" style:family="paragraph" style:parent-style-name="Standard">
      <style:paragraph-properties fo:text-align="start" style:justify-single-word="false"/>
      <style:text-properties officeooo:rsid="0082ff84" officeooo:paragraph-rsid="008c0237"/>
    </style:style>
    <style:style style:name="P6" style:family="paragraph" style:parent-style-name="Standard">
      <style:paragraph-properties fo:text-align="start" style:justify-single-word="false"/>
      <style:text-properties officeooo:rsid="0086f85f" officeooo:paragraph-rsid="008c0237"/>
    </style:style>
    <style:style style:name="P7" style:family="paragraph" style:parent-style-name="Standard">
      <style:paragraph-properties fo:text-align="start" style:justify-single-word="false"/>
      <style:text-properties officeooo:rsid="008c0237" officeooo:paragraph-rsid="008c0237"/>
    </style:style>
    <style:style style:name="P8" style:family="paragraph" style:parent-style-name="Standard">
      <style:paragraph-properties fo:text-align="start" style:justify-single-word="false"/>
      <style:text-properties officeooo:rsid="008db19e" officeooo:paragraph-rsid="0090e81d"/>
    </style:style>
    <style:style style:name="P9" style:family="paragraph" style:parent-style-name="Standard">
      <style:paragraph-properties fo:text-align="start" style:justify-single-word="false"/>
      <style:text-properties officeooo:rsid="0090e81d" officeooo:paragraph-rsid="0090e81d"/>
    </style:style>
    <style:style style:name="P10" style:family="paragraph" style:parent-style-name="Standard">
      <style:paragraph-properties fo:text-align="start" style:justify-single-word="false"/>
      <style:text-properties officeooo:rsid="009b991a" officeooo:paragraph-rsid="009b991a"/>
    </style:style>
    <style:style style:name="P11" style:family="paragraph" style:parent-style-name="Standard">
      <style:paragraph-properties fo:text-align="start" style:justify-single-word="false"/>
      <style:text-properties officeooo:rsid="00a52648" officeooo:paragraph-rsid="00a52648"/>
    </style:style>
    <style:style style:name="P12" style:family="paragraph" style:parent-style-name="Standard">
      <style:text-properties officeooo:rsid="00aa5ad5" officeooo:paragraph-rsid="00aa5ad5"/>
    </style:style>
    <style:style style:name="P13" style:family="paragraph" style:parent-style-name="Standard">
      <style:text-properties officeooo:rsid="00aa5ad5" officeooo:paragraph-rsid="00db4e42"/>
    </style:style>
    <style:style style:name="P14" style:family="paragraph" style:parent-style-name="Standard">
      <style:text-properties officeooo:rsid="00ac2a88" officeooo:paragraph-rsid="00ac2a88"/>
    </style:style>
    <style:style style:name="P15" style:family="paragraph" style:parent-style-name="Standard">
      <style:text-properties officeooo:rsid="00ae88a6" officeooo:paragraph-rsid="00ae88a6"/>
    </style:style>
    <style:style style:name="P16" style:family="paragraph" style:parent-style-name="Standard">
      <style:text-properties officeooo:rsid="00af5d7f" officeooo:paragraph-rsid="00b36772"/>
    </style:style>
    <style:style style:name="P17" style:family="paragraph" style:parent-style-name="Standard">
      <style:text-properties officeooo:rsid="00b3d39f" officeooo:paragraph-rsid="00b4e45f"/>
    </style:style>
    <style:style style:name="P18" style:family="paragraph" style:parent-style-name="Standard">
      <style:text-properties officeooo:rsid="00b6ba2d" officeooo:paragraph-rsid="00b8b651"/>
    </style:style>
    <style:style style:name="P19" style:family="paragraph" style:parent-style-name="Standard">
      <style:text-properties officeooo:rsid="00b8b651" officeooo:paragraph-rsid="00badf45"/>
    </style:style>
    <style:style style:name="P20" style:family="paragraph" style:parent-style-name="Standard">
      <style:text-properties officeooo:rsid="00bb96fc" officeooo:paragraph-rsid="00bb96fc"/>
    </style:style>
    <style:style style:name="P21" style:family="paragraph" style:parent-style-name="Standard">
      <style:text-properties officeooo:rsid="00bead52" officeooo:paragraph-rsid="00c0f1c2"/>
    </style:style>
    <style:style style:name="P22" style:family="paragraph" style:parent-style-name="Standard">
      <style:text-properties officeooo:rsid="00c28bd2" officeooo:paragraph-rsid="00c416c3"/>
    </style:style>
    <style:style style:name="P23" style:family="paragraph" style:parent-style-name="Standard">
      <style:text-properties officeooo:rsid="00c4e474" officeooo:paragraph-rsid="00c6e97f"/>
    </style:style>
    <style:style style:name="P24" style:family="paragraph" style:parent-style-name="Standard">
      <style:text-properties officeooo:rsid="00c84a45" officeooo:paragraph-rsid="00cb8b9e"/>
    </style:style>
    <style:style style:name="P25" style:family="paragraph" style:parent-style-name="Standard">
      <style:text-properties officeooo:rsid="00cdce49" officeooo:paragraph-rsid="00d195a9"/>
    </style:style>
    <style:style style:name="P26" style:family="paragraph" style:parent-style-name="Standard">
      <style:text-properties officeooo:rsid="00d2cfc9" officeooo:paragraph-rsid="00d64b57"/>
    </style:style>
    <style:style style:name="P27" style:family="paragraph" style:parent-style-name="Standard">
      <style:text-properties officeooo:rsid="00d6be22" officeooo:paragraph-rsid="00d6be22"/>
    </style:style>
    <style:style style:name="P28" style:family="paragraph" style:parent-style-name="Standard">
      <style:text-properties officeooo:rsid="00db9c36" officeooo:paragraph-rsid="00e15bcb"/>
    </style:style>
    <style:style style:name="P29" style:family="paragraph" style:parent-style-name="Standard">
      <style:text-properties officeooo:rsid="00e1cb08" officeooo:paragraph-rsid="00e71d03"/>
    </style:style>
    <style:style style:name="P30" style:family="paragraph" style:parent-style-name="Standard">
      <style:paragraph-properties fo:text-align="center" style:justify-single-word="false"/>
      <style:text-properties fo:font-size="16pt" officeooo:rsid="001df2c9" officeooo:paragraph-rsid="001df2c9" style:font-size-asian="16pt" style:font-size-complex="16pt"/>
    </style:style>
    <style:style style:name="P31" style:family="paragraph" style:parent-style-name="Standard">
      <style:paragraph-properties fo:text-align="justify" style:justify-single-word="false"/>
      <style:text-properties officeooo:rsid="00faeb71" officeooo:paragraph-rsid="00faeb71"/>
    </style:style>
    <style:style style:name="P32" style:family="paragraph" style:parent-style-name="Standard">
      <style:paragraph-properties fo:text-align="justify" style:justify-single-word="false"/>
      <style:text-properties officeooo:rsid="00fe8ec4" officeooo:paragraph-rsid="010bb520"/>
    </style:style>
    <style:style style:name="P33" style:family="paragraph" style:parent-style-name="Standard">
      <style:text-properties officeooo:rsid="0106d19e" officeooo:paragraph-rsid="0106d19e"/>
    </style:style>
    <style:style style:name="P34" style:family="paragraph" style:parent-style-name="Standard">
      <style:text-properties officeooo:rsid="0106d19e" officeooo:paragraph-rsid="011847fb"/>
    </style:style>
    <style:style style:name="P35" style:family="paragraph" style:parent-style-name="Standard">
      <style:text-properties fo:font-style="italic" officeooo:rsid="00fe8ec4" officeooo:paragraph-rsid="00fe8ec4" style:font-style-asian="italic" style:font-style-complex="italic"/>
    </style:style>
    <style:style style:name="P36" style:family="paragraph" style:parent-style-name="Standard">
      <style:text-properties fo:font-style="italic" officeooo:rsid="0135fcda" officeooo:paragraph-rsid="0135fcda" style:font-style-asian="italic" style:font-style-complex="italic"/>
    </style:style>
    <style:style style:name="P37" style:family="paragraph" style:parent-style-name="Standard">
      <style:paragraph-properties fo:text-align="center" style:justify-single-word="false"/>
      <style:text-properties fo:font-size="14pt" officeooo:rsid="0110c5bc" officeooo:paragraph-rsid="0110c5bc" style:font-size-asian="14pt" style:font-size-complex="14pt"/>
    </style:style>
    <style:style style:name="P38" style:family="paragraph" style:parent-style-name="Standard">
      <style:paragraph-properties fo:text-align="center" style:justify-single-word="false"/>
      <style:text-properties officeooo:rsid="0130c689" officeooo:paragraph-rsid="0130c689"/>
    </style:style>
    <style:style style:name="P39" style:family="paragraph" style:parent-style-name="Standard">
      <style:text-properties officeooo:rsid="0133878a" officeooo:paragraph-rsid="0133878a"/>
    </style:style>
    <style:style style:name="P40" style:family="paragraph" style:parent-style-name="Standard">
      <style:text-properties officeooo:rsid="0135fcda" officeooo:paragraph-rsid="0135fcda"/>
    </style:style>
    <style:style style:name="P41" style:family="paragraph" style:parent-style-name="Standard">
      <style:text-properties officeooo:rsid="0142690b" officeooo:paragraph-rsid="0142690b"/>
    </style:style>
    <style:style style:name="P42" style:family="paragraph" style:parent-style-name="Standard">
      <style:text-properties officeooo:rsid="0146a356" officeooo:paragraph-rsid="0149512a"/>
    </style:style>
    <style:style style:name="P43" style:family="paragraph" style:parent-style-name="Standard">
      <style:text-properties officeooo:rsid="0146a356" officeooo:paragraph-rsid="01611efe"/>
    </style:style>
    <style:style style:name="P44" style:family="paragraph" style:parent-style-name="Standard">
      <style:text-properties officeooo:rsid="0146a356" officeooo:paragraph-rsid="01635a14"/>
    </style:style>
    <style:style style:name="P45" style:family="paragraph" style:parent-style-name="Standard">
      <style:text-properties officeooo:rsid="0146a356" officeooo:paragraph-rsid="0168c7d9"/>
    </style:style>
    <style:style style:name="P46" style:family="paragraph" style:parent-style-name="Standard">
      <style:text-properties officeooo:rsid="0146a356" officeooo:paragraph-rsid="016b82df"/>
    </style:style>
    <style:style style:name="P47" style:family="paragraph" style:parent-style-name="Standard">
      <style:text-properties officeooo:rsid="014ad778" officeooo:paragraph-rsid="016f24a4"/>
    </style:style>
    <style:style style:name="P48" style:family="paragraph" style:parent-style-name="Standard">
      <style:text-properties officeooo:rsid="01650a7d" officeooo:paragraph-rsid="01650a7d"/>
    </style:style>
    <style:style style:name="T1" style:family="text">
      <style:text-properties officeooo:rsid="002fe128"/>
    </style:style>
    <style:style style:name="T2" style:family="text">
      <style:text-properties officeooo:rsid="002fe3f6"/>
    </style:style>
    <style:style style:name="T3" style:family="text">
      <style:text-properties officeooo:rsid="0032d180"/>
    </style:style>
    <style:style style:name="T4" style:family="text">
      <style:text-properties officeooo:rsid="0035596c"/>
    </style:style>
    <style:style style:name="T5" style:family="text">
      <style:text-properties officeooo:rsid="003726cb"/>
    </style:style>
    <style:style style:name="T6" style:family="text">
      <style:text-properties officeooo:rsid="0039175b"/>
    </style:style>
    <style:style style:name="T7" style:family="text">
      <style:text-properties officeooo:rsid="003af5d0"/>
    </style:style>
    <style:style style:name="T8" style:family="text">
      <style:text-properties officeooo:rsid="003bc5a6"/>
    </style:style>
    <style:style style:name="T9" style:family="text">
      <style:text-properties officeooo:rsid="003cbf18"/>
    </style:style>
    <style:style style:name="T10" style:family="text">
      <style:text-properties officeooo:rsid="003d5353"/>
    </style:style>
    <style:style style:name="T11" style:family="text">
      <style:text-properties officeooo:rsid="003ee28b"/>
    </style:style>
    <style:style style:name="T12" style:family="text">
      <style:text-properties officeooo:rsid="00477aaf"/>
    </style:style>
    <style:style style:name="T13" style:family="text">
      <style:text-properties officeooo:rsid="00488663"/>
    </style:style>
    <style:style style:name="T14" style:family="text">
      <style:text-properties officeooo:rsid="0049e95d"/>
    </style:style>
    <style:style style:name="T15" style:family="text">
      <style:text-properties officeooo:rsid="004bc256"/>
    </style:style>
    <style:style style:name="T16" style:family="text">
      <style:text-properties officeooo:rsid="004c9783"/>
    </style:style>
    <style:style style:name="T17" style:family="text">
      <style:text-properties officeooo:rsid="004e0118"/>
    </style:style>
    <style:style style:name="T18" style:family="text">
      <style:text-properties officeooo:rsid="004e7a19"/>
    </style:style>
    <style:style style:name="T19" style:family="text">
      <style:text-properties officeooo:rsid="0050519d"/>
    </style:style>
    <style:style style:name="T20" style:family="text">
      <style:text-properties officeooo:rsid="0051b3be"/>
    </style:style>
    <style:style style:name="T21" style:family="text">
      <style:text-properties officeooo:rsid="0051fead"/>
    </style:style>
    <style:style style:name="T22" style:family="text">
      <style:text-properties officeooo:rsid="005240af"/>
    </style:style>
    <style:style style:name="T23" style:family="text">
      <style:text-properties officeooo:rsid="00538aa8"/>
    </style:style>
    <style:style style:name="T24" style:family="text">
      <style:text-properties officeooo:rsid="0053f6d9"/>
    </style:style>
    <style:style style:name="T25" style:family="text">
      <style:text-properties officeooo:rsid="005544c5"/>
    </style:style>
    <style:style style:name="T26" style:family="text">
      <style:text-properties officeooo:rsid="0055a12c"/>
    </style:style>
    <style:style style:name="T27" style:family="text">
      <style:text-properties officeooo:rsid="00588a37"/>
    </style:style>
    <style:style style:name="T28" style:family="text">
      <style:text-properties officeooo:rsid="0058c422"/>
    </style:style>
    <style:style style:name="T29" style:family="text">
      <style:text-properties officeooo:rsid="0059beb6"/>
    </style:style>
    <style:style style:name="T30" style:family="text">
      <style:text-properties officeooo:rsid="005c17d4"/>
    </style:style>
    <style:style style:name="T31" style:family="text">
      <style:text-properties officeooo:rsid="005c3a61"/>
    </style:style>
    <style:style style:name="T32" style:family="text">
      <style:text-properties officeooo:rsid="005e4f8a"/>
    </style:style>
    <style:style style:name="T33" style:family="text">
      <style:text-properties officeooo:rsid="005e671f"/>
    </style:style>
    <style:style style:name="T34" style:family="text">
      <style:text-properties officeooo:rsid="005ea5b4"/>
    </style:style>
    <style:style style:name="T35" style:family="text">
      <style:text-properties officeooo:rsid="005f1f59"/>
    </style:style>
    <style:style style:name="T36" style:family="text">
      <style:text-properties officeooo:rsid="00605e8a"/>
    </style:style>
    <style:style style:name="T37" style:family="text">
      <style:text-properties officeooo:rsid="00615f83"/>
    </style:style>
    <style:style style:name="T38" style:family="text">
      <style:text-properties officeooo:rsid="006234a5"/>
    </style:style>
    <style:style style:name="T39" style:family="text">
      <style:text-properties officeooo:rsid="006528ec"/>
    </style:style>
    <style:style style:name="T40" style:family="text">
      <style:text-properties officeooo:rsid="0065f108"/>
    </style:style>
    <style:style style:name="T41" style:family="text">
      <style:text-properties officeooo:rsid="006601f1"/>
    </style:style>
    <style:style style:name="T42" style:family="text">
      <style:text-properties officeooo:rsid="0066998a"/>
    </style:style>
    <style:style style:name="T43" style:family="text">
      <style:text-properties officeooo:rsid="0067d528"/>
    </style:style>
    <style:style style:name="T44" style:family="text">
      <style:text-properties officeooo:rsid="0068b2ea"/>
    </style:style>
    <style:style style:name="T45" style:family="text">
      <style:text-properties officeooo:rsid="006a29ec"/>
    </style:style>
    <style:style style:name="T46" style:family="text">
      <style:text-properties officeooo:rsid="006eeef5"/>
    </style:style>
    <style:style style:name="T47" style:family="text">
      <style:text-properties officeooo:rsid="0072e1f5"/>
    </style:style>
    <style:style style:name="T48" style:family="text">
      <style:text-properties officeooo:rsid="00745776"/>
    </style:style>
    <style:style style:name="T49" style:family="text">
      <style:text-properties officeooo:rsid="00752861"/>
    </style:style>
    <style:style style:name="T50" style:family="text">
      <style:text-properties officeooo:rsid="007569d3"/>
    </style:style>
    <style:style style:name="T51" style:family="text">
      <style:text-properties officeooo:rsid="00768f58"/>
    </style:style>
    <style:style style:name="T52" style:family="text">
      <style:text-properties officeooo:rsid="00781352"/>
    </style:style>
    <style:style style:name="T53" style:family="text">
      <style:text-properties officeooo:rsid="0079252f"/>
    </style:style>
    <style:style style:name="T54" style:family="text">
      <style:text-properties officeooo:rsid="00793e0b"/>
    </style:style>
    <style:style style:name="T55" style:family="text">
      <style:text-properties officeooo:rsid="00799a2c"/>
    </style:style>
    <style:style style:name="T56" style:family="text">
      <style:text-properties officeooo:rsid="007b1adc"/>
    </style:style>
    <style:style style:name="T57" style:family="text">
      <style:text-properties officeooo:rsid="007cc563"/>
    </style:style>
    <style:style style:name="T58" style:family="text">
      <style:text-properties officeooo:rsid="007cc990"/>
    </style:style>
    <style:style style:name="T59" style:family="text">
      <style:text-properties officeooo:rsid="007fd66d"/>
    </style:style>
    <style:style style:name="T60" style:family="text">
      <style:text-properties officeooo:rsid="0080faf3"/>
    </style:style>
    <style:style style:name="T61" style:family="text">
      <style:text-properties officeooo:rsid="0081d8c4"/>
    </style:style>
    <style:style style:name="T62" style:family="text">
      <style:text-properties officeooo:rsid="008303f5"/>
    </style:style>
    <style:style style:name="T63" style:family="text">
      <style:text-properties officeooo:rsid="00837231"/>
    </style:style>
    <style:style style:name="T64" style:family="text">
      <style:text-properties officeooo:rsid="0084921a"/>
    </style:style>
    <style:style style:name="T65" style:family="text">
      <style:text-properties officeooo:rsid="00865126"/>
    </style:style>
    <style:style style:name="T66" style:family="text">
      <style:text-properties officeooo:rsid="00880aa7"/>
    </style:style>
    <style:style style:name="T67" style:family="text">
      <style:text-properties officeooo:rsid="00896223"/>
    </style:style>
    <style:style style:name="T68" style:family="text">
      <style:text-properties officeooo:rsid="008b0a54"/>
    </style:style>
    <style:style style:name="T69" style:family="text">
      <style:text-properties officeooo:rsid="008d514c"/>
    </style:style>
    <style:style style:name="T70" style:family="text">
      <style:text-properties officeooo:rsid="008faa15"/>
    </style:style>
    <style:style style:name="T71" style:family="text">
      <style:text-properties officeooo:rsid="008fe374"/>
    </style:style>
    <style:style style:name="T72" style:family="text">
      <style:text-properties officeooo:rsid="0090e81d"/>
    </style:style>
    <style:style style:name="T73" style:family="text">
      <style:text-properties officeooo:rsid="009229b4"/>
    </style:style>
    <style:style style:name="T74" style:family="text">
      <style:text-properties officeooo:rsid="00934033"/>
    </style:style>
    <style:style style:name="T75" style:family="text">
      <style:text-properties officeooo:rsid="00953825"/>
    </style:style>
    <style:style style:name="T76" style:family="text">
      <style:text-properties officeooo:rsid="009559d4"/>
    </style:style>
    <style:style style:name="T77" style:family="text">
      <style:text-properties officeooo:rsid="0095de00"/>
    </style:style>
    <style:style style:name="T78" style:family="text">
      <style:text-properties officeooo:rsid="00970ad7"/>
    </style:style>
    <style:style style:name="T79" style:family="text">
      <style:text-properties officeooo:rsid="00973cb3"/>
    </style:style>
    <style:style style:name="T80" style:family="text">
      <style:text-properties officeooo:rsid="00984201"/>
    </style:style>
    <style:style style:name="T81" style:family="text">
      <style:text-properties officeooo:rsid="00992ecb"/>
    </style:style>
    <style:style style:name="T82" style:family="text">
      <style:text-properties officeooo:rsid="009a4571"/>
    </style:style>
    <style:style style:name="T83" style:family="text">
      <style:text-properties officeooo:rsid="009acbc7"/>
    </style:style>
    <style:style style:name="T84" style:family="text">
      <style:text-properties officeooo:rsid="009adfcb"/>
    </style:style>
    <style:style style:name="T85" style:family="text">
      <style:text-properties officeooo:rsid="009b991a"/>
    </style:style>
    <style:style style:name="T86" style:family="text">
      <style:text-properties officeooo:rsid="009d506d"/>
    </style:style>
    <style:style style:name="T87" style:family="text">
      <style:text-properties officeooo:rsid="009ee3b6"/>
    </style:style>
    <style:style style:name="T88" style:family="text">
      <style:text-properties officeooo:rsid="00a02c17"/>
    </style:style>
    <style:style style:name="T89" style:family="text">
      <style:text-properties officeooo:rsid="00a17afb"/>
    </style:style>
    <style:style style:name="T90" style:family="text">
      <style:text-properties officeooo:rsid="00a3bb82"/>
    </style:style>
    <style:style style:name="T91" style:family="text">
      <style:text-properties officeooo:rsid="00a5459c"/>
    </style:style>
    <style:style style:name="T92" style:family="text">
      <style:text-properties officeooo:rsid="00a563d6"/>
    </style:style>
    <style:style style:name="T93" style:family="text">
      <style:text-properties officeooo:rsid="00a63b0a"/>
    </style:style>
    <style:style style:name="T94" style:family="text">
      <style:text-properties officeooo:rsid="00a7745b"/>
    </style:style>
    <style:style style:name="T95" style:family="text">
      <style:text-properties officeooo:rsid="00a96d30"/>
    </style:style>
    <style:style style:name="T96" style:family="text">
      <style:text-properties officeooo:rsid="002e4b64"/>
    </style:style>
    <style:style style:name="T97" style:family="text">
      <style:text-properties officeooo:rsid="00aa71ed"/>
    </style:style>
    <style:style style:name="T98" style:family="text">
      <style:text-properties officeooo:rsid="0030dc7f"/>
    </style:style>
    <style:style style:name="T99" style:family="text">
      <style:text-properties officeooo:rsid="0034b186"/>
    </style:style>
    <style:style style:name="T100" style:family="text">
      <style:text-properties officeooo:rsid="00b152d0"/>
    </style:style>
    <style:style style:name="T101" style:family="text">
      <style:text-properties officeooo:rsid="00360b52"/>
    </style:style>
    <style:style style:name="T102" style:family="text">
      <style:text-properties officeooo:rsid="0038f6d4"/>
    </style:style>
    <style:style style:name="T103" style:family="text">
      <style:text-properties officeooo:rsid="00319871"/>
    </style:style>
    <style:style style:name="T104" style:family="text">
      <style:text-properties officeooo:rsid="00b4e45f"/>
    </style:style>
    <style:style style:name="T105" style:family="text">
      <style:text-properties officeooo:rsid="00b765f3"/>
    </style:style>
    <style:style style:name="T106" style:family="text">
      <style:text-properties officeooo:rsid="00ba06a0"/>
    </style:style>
    <style:style style:name="T107" style:family="text">
      <style:text-properties officeooo:rsid="00531eef"/>
    </style:style>
    <style:style style:name="T108" style:family="text">
      <style:text-properties officeooo:rsid="00561df6"/>
    </style:style>
    <style:style style:name="T109" style:family="text">
      <style:text-properties officeooo:rsid="00bf2b7d"/>
    </style:style>
    <style:style style:name="T110" style:family="text">
      <style:text-properties officeooo:rsid="00551c28"/>
    </style:style>
    <style:style style:name="T111" style:family="text">
      <style:text-properties officeooo:rsid="00c2aebd"/>
    </style:style>
    <style:style style:name="T112" style:family="text">
      <style:text-properties officeooo:rsid="0057fd77"/>
    </style:style>
    <style:style style:name="T113" style:family="text">
      <style:text-properties officeooo:rsid="005b4602"/>
    </style:style>
    <style:style style:name="T114" style:family="text">
      <style:text-properties officeooo:rsid="00c5a329"/>
    </style:style>
    <style:style style:name="T115" style:family="text">
      <style:text-properties officeooo:rsid="0063c5db"/>
    </style:style>
    <style:style style:name="T116" style:family="text">
      <style:text-properties officeooo:rsid="00ca42ab"/>
    </style:style>
    <style:style style:name="T117" style:family="text">
      <style:text-properties officeooo:rsid="00cb8b9e"/>
    </style:style>
    <style:style style:name="T118" style:family="text">
      <style:text-properties officeooo:rsid="00cbe7e9"/>
    </style:style>
    <style:style style:name="T119" style:family="text">
      <style:text-properties officeooo:rsid="00d03f4b"/>
    </style:style>
    <style:style style:name="T120" style:family="text">
      <style:text-properties officeooo:rsid="00d195a9"/>
    </style:style>
    <style:style style:name="T121" style:family="text">
      <style:text-properties officeooo:rsid="00d388d0"/>
    </style:style>
    <style:style style:name="T122" style:family="text">
      <style:text-properties officeooo:rsid="006c02e5"/>
    </style:style>
    <style:style style:name="T123" style:family="text">
      <style:text-properties officeooo:rsid="00d437ba"/>
    </style:style>
    <style:style style:name="T124" style:family="text">
      <style:text-properties officeooo:rsid="006d8fb9"/>
    </style:style>
    <style:style style:name="T125" style:family="text">
      <style:text-properties officeooo:rsid="00d8b06c"/>
    </style:style>
    <style:style style:name="T126" style:family="text">
      <style:text-properties officeooo:rsid="0071d009"/>
    </style:style>
    <style:style style:name="T127" style:family="text">
      <style:text-properties officeooo:rsid="0070e577"/>
    </style:style>
    <style:style style:name="T128" style:family="text">
      <style:text-properties officeooo:rsid="00db4e42"/>
    </style:style>
    <style:style style:name="T129" style:family="text">
      <style:text-properties officeooo:rsid="00df18c4"/>
    </style:style>
    <style:style style:name="T130" style:family="text">
      <style:text-properties officeooo:rsid="007ea3fd"/>
    </style:style>
    <style:style style:name="T131" style:family="text">
      <style:text-properties officeooo:rsid="00e24d14"/>
    </style:style>
    <style:style style:name="T132" style:family="text">
      <style:text-properties officeooo:rsid="00e6a0b6"/>
    </style:style>
    <style:style style:name="T133" style:family="text">
      <style:text-properties officeooo:rsid="0082ff84"/>
    </style:style>
    <style:style style:name="T134" style:family="text">
      <style:text-properties officeooo:rsid="00e9f90d"/>
    </style:style>
    <style:style style:name="T135" style:family="text">
      <style:text-properties officeooo:rsid="00ea05f8"/>
    </style:style>
    <style:style style:name="T136" style:family="text">
      <style:text-properties officeooo:rsid="00eb9cac"/>
    </style:style>
    <style:style style:name="T137" style:family="text">
      <style:text-properties officeooo:rsid="00ecd18e"/>
    </style:style>
    <style:style style:name="T138" style:family="text">
      <style:text-properties officeooo:rsid="00ee5a0e"/>
    </style:style>
    <style:style style:name="T139" style:family="text">
      <style:text-properties officeooo:rsid="00fafcb5"/>
    </style:style>
    <style:style style:name="T140" style:family="text">
      <style:text-properties officeooo:rsid="00fc56ca"/>
    </style:style>
    <style:style style:name="T141" style:family="text">
      <style:text-properties officeooo:rsid="00fdfb30"/>
    </style:style>
    <style:style style:name="T142" style:family="text">
      <style:text-properties officeooo:rsid="00feb6c1"/>
    </style:style>
    <style:style style:name="T143" style:family="text">
      <style:text-properties officeooo:rsid="0101ece3"/>
    </style:style>
    <style:style style:name="T144" style:family="text">
      <style:text-properties officeooo:rsid="010479c5"/>
    </style:style>
    <style:style style:name="T145" style:family="text">
      <style:text-properties officeooo:rsid="0105f92b"/>
    </style:style>
    <style:style style:name="T146" style:family="text">
      <style:text-properties officeooo:rsid="01076b94"/>
    </style:style>
    <style:style style:name="T147" style:family="text">
      <style:text-properties officeooo:rsid="0108189e"/>
    </style:style>
    <style:style style:name="T148" style:family="text">
      <style:text-properties officeooo:rsid="0109ef76"/>
    </style:style>
    <style:style style:name="T149" style:family="text">
      <style:text-properties officeooo:rsid="010bb520"/>
    </style:style>
    <style:style style:name="T150" style:family="text">
      <style:text-properties officeooo:rsid="010ca5e1"/>
    </style:style>
    <style:style style:name="T151" style:family="text">
      <style:text-properties officeooo:rsid="0113b4f3"/>
    </style:style>
    <style:style style:name="T152" style:family="text">
      <style:text-properties officeooo:rsid="0116db3a"/>
    </style:style>
    <style:style style:name="T153" style:family="text">
      <style:text-properties officeooo:rsid="011847fb"/>
    </style:style>
    <style:style style:name="T154" style:family="text">
      <style:text-properties officeooo:rsid="01191129"/>
    </style:style>
    <style:style style:name="T155" style:family="text">
      <style:text-properties officeooo:rsid="0119d3d1"/>
    </style:style>
    <style:style style:name="T156" style:family="text">
      <style:text-properties officeooo:rsid="011b1cb0"/>
    </style:style>
    <style:style style:name="T157" style:family="text">
      <style:text-properties officeooo:rsid="011e9fc9"/>
    </style:style>
    <style:style style:name="T158" style:family="text">
      <style:text-properties officeooo:rsid="011ecc23"/>
    </style:style>
    <style:style style:name="T159" style:family="text">
      <style:text-properties officeooo:rsid="011fea33"/>
    </style:style>
    <style:style style:name="T160" style:family="text">
      <style:text-properties officeooo:rsid="01211b35"/>
    </style:style>
    <style:style style:name="T161" style:family="text">
      <style:text-properties officeooo:rsid="01219790"/>
    </style:style>
    <style:style style:name="T162" style:family="text">
      <style:text-properties officeooo:rsid="01236bef"/>
    </style:style>
    <style:style style:name="T163" style:family="text">
      <style:text-properties officeooo:rsid="01246251"/>
    </style:style>
    <style:style style:name="T164" style:family="text">
      <style:text-properties officeooo:rsid="012a2799"/>
    </style:style>
    <style:style style:name="T165" style:family="text">
      <style:text-properties officeooo:rsid="012a78a9"/>
    </style:style>
    <style:style style:name="T166" style:family="text">
      <style:text-properties officeooo:rsid="012c1d0b"/>
    </style:style>
    <style:style style:name="T167" style:family="text">
      <style:text-properties officeooo:rsid="012de40d"/>
    </style:style>
    <style:style style:name="T168" style:family="text">
      <style:text-properties officeooo:rsid="012f327e"/>
    </style:style>
    <style:style style:name="T169" style:family="text">
      <style:text-properties officeooo:rsid="0131b9db"/>
    </style:style>
    <style:style style:name="T170" style:family="text">
      <style:text-properties officeooo:rsid="0132746d"/>
    </style:style>
    <style:style style:name="T171" style:family="text">
      <style:text-properties officeooo:rsid="0134ce94"/>
    </style:style>
    <style:style style:name="T172" style:family="text">
      <style:text-properties officeooo:rsid="0134feba"/>
    </style:style>
    <style:style style:name="T173" style:family="text">
      <style:text-properties officeooo:rsid="0135fcda"/>
    </style:style>
    <style:style style:name="T174" style:family="text">
      <style:text-properties officeooo:rsid="013639d6"/>
    </style:style>
    <style:style style:name="T175" style:family="text">
      <style:text-properties officeooo:rsid="01367e5f"/>
    </style:style>
    <style:style style:name="T176" style:family="text">
      <style:text-properties officeooo:rsid="0138c3a4"/>
    </style:style>
    <style:style style:name="T177" style:family="text">
      <style:text-properties fo:font-style="normal" officeooo:rsid="0138c3a4" style:font-style-asian="normal" style:font-style-complex="normal"/>
    </style:style>
    <style:style style:name="T178" style:family="text">
      <style:text-properties fo:font-style="normal" officeooo:rsid="0172493e" style:font-style-asian="normal" style:font-style-complex="normal"/>
    </style:style>
    <style:style style:name="T179" style:family="text">
      <style:text-properties fo:font-style="normal" officeooo:rsid="0105f92b" style:font-style-asian="normal" style:font-style-complex="normal"/>
    </style:style>
    <style:style style:name="T180" style:family="text">
      <style:text-properties officeooo:rsid="013a0398"/>
    </style:style>
    <style:style style:name="T181" style:family="text">
      <style:text-properties officeooo:rsid="013be380"/>
    </style:style>
    <style:style style:name="T182" style:family="text">
      <style:text-properties officeooo:rsid="013e3c82"/>
    </style:style>
    <style:style style:name="T183" style:family="text">
      <style:text-properties officeooo:rsid="013fde43"/>
    </style:style>
    <style:style style:name="T184" style:family="text">
      <style:text-properties officeooo:rsid="01407859"/>
    </style:style>
    <style:style style:name="T185" style:family="text">
      <style:text-properties officeooo:rsid="0140cae8"/>
    </style:style>
    <style:style style:name="T186" style:family="text">
      <style:text-properties officeooo:rsid="0142d3bb"/>
    </style:style>
    <style:style style:name="T187" style:family="text">
      <style:text-properties officeooo:rsid="01437ab6"/>
    </style:style>
    <style:style style:name="T188" style:family="text">
      <style:text-properties officeooo:rsid="01450271"/>
    </style:style>
    <style:style style:name="T189" style:family="text">
      <style:text-properties officeooo:rsid="0146a356"/>
    </style:style>
    <style:style style:name="T190" style:family="text">
      <style:text-properties officeooo:rsid="0146b26d"/>
    </style:style>
    <style:style style:name="T191" style:family="text">
      <style:text-properties officeooo:rsid="0147e6a0"/>
    </style:style>
    <style:style style:name="T192" style:family="text">
      <style:text-properties officeooo:rsid="0106d19e"/>
    </style:style>
    <style:style style:name="T193" style:family="text">
      <style:text-properties fo:font-style="italic" style:font-style-asian="italic" style:font-style-complex="italic"/>
    </style:style>
    <style:style style:name="T194" style:family="text">
      <style:text-properties fo:font-style="italic" officeooo:rsid="00faeb71" style:font-style-asian="italic" style:font-style-complex="italic"/>
    </style:style>
    <style:style style:name="T195" style:family="text">
      <style:text-properties fo:font-style="italic" officeooo:rsid="00f94e20" style:font-style-asian="italic" style:font-style-complex="italic"/>
    </style:style>
    <style:style style:name="T196" style:family="text">
      <style:text-properties officeooo:rsid="014ba39a"/>
    </style:style>
    <style:style style:name="T197" style:family="text">
      <style:text-properties officeooo:rsid="014d6e07"/>
    </style:style>
    <style:style style:name="T198" style:family="text">
      <style:text-properties officeooo:rsid="014dd2ab"/>
    </style:style>
    <style:style style:name="T199" style:family="text">
      <style:text-properties officeooo:rsid="014e2d9c"/>
    </style:style>
    <style:style style:name="T200" style:family="text">
      <style:text-properties officeooo:rsid="0150ba6e"/>
    </style:style>
    <style:style style:name="T201" style:family="text">
      <style:text-properties officeooo:rsid="0152e1f5"/>
    </style:style>
    <style:style style:name="T202" style:family="text">
      <style:text-properties officeooo:rsid="0154ac7e"/>
    </style:style>
    <style:style style:name="T203" style:family="text">
      <style:text-properties officeooo:rsid="0155d6df"/>
    </style:style>
    <style:style style:name="T204" style:family="text">
      <style:text-properties officeooo:rsid="015778e5"/>
    </style:style>
    <style:style style:name="T205" style:family="text">
      <style:text-properties officeooo:rsid="0157fd22"/>
    </style:style>
    <style:style style:name="T206" style:family="text">
      <style:text-properties officeooo:rsid="0158618b"/>
    </style:style>
    <style:style style:name="T207" style:family="text">
      <style:text-properties officeooo:rsid="015b4b83"/>
    </style:style>
    <style:style style:name="T208" style:family="text">
      <style:text-properties officeooo:rsid="015d64b9"/>
    </style:style>
    <style:style style:name="T209" style:family="text">
      <style:text-properties officeooo:rsid="015e74f3"/>
    </style:style>
    <style:style style:name="T210" style:family="text">
      <style:text-properties officeooo:rsid="0160100b"/>
    </style:style>
    <style:style style:name="T211" style:family="text">
      <style:text-properties officeooo:rsid="01601b74"/>
    </style:style>
    <style:style style:name="T212" style:family="text">
      <style:text-properties officeooo:rsid="01611efe"/>
    </style:style>
    <style:style style:name="T213" style:family="text">
      <style:text-properties officeooo:rsid="01631a37"/>
    </style:style>
    <style:style style:name="T214" style:family="text">
      <style:text-properties officeooo:rsid="01635a14"/>
    </style:style>
    <style:style style:name="T215" style:family="text">
      <style:text-properties officeooo:rsid="01650a7d"/>
    </style:style>
    <style:style style:name="T216" style:family="text">
      <style:text-properties officeooo:rsid="0166f816"/>
    </style:style>
    <style:style style:name="T217" style:family="text">
      <style:text-properties officeooo:rsid="016809f6"/>
    </style:style>
    <style:style style:name="T218" style:family="text">
      <style:text-properties officeooo:rsid="0168c7d9"/>
    </style:style>
    <style:style style:name="T219" style:family="text">
      <style:text-properties officeooo:rsid="0169c733"/>
    </style:style>
    <style:style style:name="T220" style:family="text">
      <style:text-properties officeooo:rsid="016b82df"/>
    </style:style>
    <style:style style:name="T221" style:family="text">
      <style:text-properties officeooo:rsid="016b86ec"/>
    </style:style>
    <style:style style:name="T222" style:family="text">
      <style:text-properties officeooo:rsid="0170eed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135">Le </text:span><text:span text:style-name="T136">T</text:span><text:span text:style-name="T135">héâtre d’un innocent - </text:span><text:span text:style-name="T134">Lysandre, le </text:span><text:span text:style-name="T136">M</text:span><text:span text:style-name="T134">alchanceux</text:span></text:p>
      <text:p text:style-name="P1"/>
      <text:p text:style-name="P37">- Prologue -</text:p>
      <text:p text:style-name="P1"/>
      <text:p text:style-name="P1"><text:span text:style-name="T193">« </text:span><text:span text:style-name="T194">C’</text:span><text:span text:style-name="T195">est presque l’heure… »</text:span></text:p>
      <text:p text:style-name="P31">L<text:span text:style-name="T143">e protagoniste de la soirée</text:span> se prépare <text:span text:style-name="T151">seul </text:span><text:span text:style-name="T147">en</text:span> coulisses. <text:span text:style-name="T139">Tendu, </text:span><text:span text:style-name="T143">Lysandre</text:span><text:span text:style-name="T139"> se pare d</text:span><text:span text:style-name="T148">e son</text:span><text:span text:style-name="T139"> veston tressé de </text:span><text:span text:style-name="T140">feuilles de prunus,</text:span><text:span text:style-name="T139"> avant </text:span><text:span text:style-name="T141">de pousser un soupir pour se donner du courage. Puis d’un geste, il abaisse un</text:span><text:span text:style-name="T140"> levier de brindille qui révèle </text:span><text:span text:style-name="T141">d</text:span><text:span text:style-name="T140">es lampes à lucioles de part et d’autre de la scène.</text:span></text:p>
      <text:p text:style-name="P32"><text:span text:style-name="T149">I</text:span>l balaye <text:span text:style-name="T149">une dernière fois </text:span><text:span text:style-name="T222">dans la pénombre</text:span> son public <text:span text:style-name="T162">suspendu </text:span><text:span text:style-name="T163">à l’envers </text:span><text:span text:style-name="T162">aux branches</text:span>, <text:span text:style-name="T222">parmi</text:span><text:span text:style-name="T163"> lequel se trouve l</text:span>es différents personnages qu’il a prévu d’incarner ce soir <text:span text:style-name="T142">à l’exception de lui-même. </text:span><text:span text:style-name="T144">Un frisson de stress le fait tressaillir.</text:span></text:p>
      <text:p text:style-name="P35"><text:span text:style-name="T145">« C’est ta soirée ! </text:span><text:span text:style-name="T152">D</text:span><text:span text:style-name="T145">onne tout ce que t’a. </text:span><text:span text:style-name="T150">Oui,</text:span><text:span text:style-name="T145"> tout va bien se passer… »</text:span><text:span text:style-name="T179"> </text:span><text:span text:style-name="T178">se rassure-t-il dans sa tête.</text:span></text:p>
      <text:p text:style-name="P1"/>
      <text:p text:style-name="P34"><text:span text:style-name="T153">Dans ce </text:span><text:span text:style-name="T154">grand </text:span><text:span text:style-name="T153">espace, entre les </text:span>deux immenses racines <text:span text:style-name="T153">d’un arbre millénaire, </text:span>le metteur en scène s’avance <text:span text:style-name="T146">humblement </text:span>devant ses camarades chauves-souris. <text:span text:style-name="T153">Il longe </text:span><text:span text:style-name="T155">le</text:span> rideau <text:span text:style-name="T155">composé des</text:span> feuilles d’<text:span text:style-name="T155">un </text:span>noisetiers <text:span text:style-name="T155">et se tourne vers ses invités pour les saluer d’une courbette</text:span><text:span text:style-name="T153">.</text:span></text:p>
      <text:p text:style-name="P33"><text:span text:style-name="T157">–</text:span> <text:span text:style-name="T156">Mesdames, Messieurs, </text:span><text:span text:style-name="T157">v</text:span><text:span text:style-name="T156">otre Majesté et ses suivants, </text:span><text:span text:style-name="T158">voici présentée devant vous ce soir l’histoire d’un individu en pr</text:span><text:span text:style-name="T159">oie aux aléas du destin : </text:span><text:span text:style-name="T164">l</text:span><text:span text:style-name="T160">e récit d’un simple garçon frappé de </text:span><text:span text:style-name="T165">nombreux</text:span><text:span text:style-name="T160"> malheurs </text:span><text:span text:style-name="T165">au quotidien et </text:span><text:span text:style-name="T160">qui lutte par tous les temps afin de vivre heureux </text:span><text:span text:style-name="T165">en dépit d</text:span><text:span text:style-name="T161">es épreuves qui l’attendent. Voici pour vous, l’histoire de Lysandre le Malchanceux !</text:span></text:p>
      <text:p text:style-name="P1">U<text:span text:style-name="T166">ne salve de battement d’ailes et de couinements indistincts s’élèvent, tels des applaudissement encourageants dans la nuit claire. </text:span><text:span text:style-name="T167">Mais alors qu’il reprend la route vers les coulisses, la chauve-souris sur scène marche sur une feuille et glisse à toute vitesse vers l’obscurité dans un fou rire général ! </text:span><text:span text:style-name="T168">Lysandre, qui a volé dans un buisson, se dépêche de tout mettre en place pour le premier acte, </text:span><text:span text:style-name="T169">qui s’annonce prometteur…</text:span></text:p>
      <text:p text:style-name="P1"/>
      <text:p text:style-name="P38"><text:span text:style-name="T170">- Acte 1 :</text:span> <text:span text:style-name="T170">Voyage vers la capitale -</text:span></text:p>
      <text:p text:style-name="P1"/>
      <text:p text:style-name="P39">Les rideaux se lèvent sur le décor d’un petit salon fait de bric-à-brac, où siège fièrement une table devant une fenêtre dessinée de deux brindilles attachées en croix. <text:span text:style-name="T171">À côté, une </text:span><text:span text:style-name="T173">commod</text:span><text:span text:style-name="T171">e </text:span><text:span text:style-name="T172">en bois</text:span><text:span text:style-name="T171"> soutien un mécanisme à manivelle vers lequel notre héros, sobrement vêtu </text:span><text:span text:style-name="T172">d’un gilet d’herbes tressées, s’avance pour le remonter. L’instant d’après, les lianes tendues de la boîte à musique artisanale se font frappé par des lattes sculptées dans différents matériaux, simulant le son des gouttes de pluies qui tombent dans une mélodie subtile.</text:span></text:p>
      <text:p text:style-name="P40">Lysandre ouvre alors le tiroir en-dessous pour récupérer des pétales de fleurs séchées avec une brindille taillée en pointe. <text:span text:style-name="T174">Enfin, il prend place sur un modeste siège en rondin, </text:span><text:span text:style-name="T175">dispose les pétales devant lui, pour finalement s’appliquer à écrire dessus.</text:span></text:p>
      <text:p text:style-name="P40"/>
      <text:p text:style-name="P36">« <text:span text:style-name="T176">Chère grand-mère Agatha,</text:span><text:span text:style-name="T177"> décrit-il à haute voix. </text:span><text:span text:style-name="T176">Comment allez-vous depuis la </text:span><text:span text:style-name="T180">dernière </text:span><text:span text:style-name="T176">fois ? </text:span><text:span text:style-name="T180">De mon côté, je survis. Cela va faire un mois à présent depuis le terrible incident, je peine encore à le réaliser… </text:span><text:span text:style-name="T181">Sans mes parents pour s’occuper de moi, c’est une bataille de tous les jours pour manger à ma faim </text:span><text:span text:style-name="T182">et j</text:span><text:span text:style-name="T181">’ai beau essayer, encore et encore, personne ne veut de moi ! </text:span><text:span text:style-name="T183">Paraît</text:span><text:span text:style-name="T184">rait</text:span><text:span text:style-name="T183">-il que ma malchance serait contagieuse… </text:span><text:span text:style-name="T184">pourtant, je me porte très bien avec ! </text:span><text:span text:style-name="T185">Enfin bon… je ne sais pas si tu as vu, mais c’est la saison des châtaignes dans le Bois, j’irai bien en cueillir avec toi la prochaine fois qu’on se verra. J’attends de tes nouvelles, affectueusement, ton petit-fils chéri. Signé Lysandre. »</text:span></text:p>
      <text:p text:style-name="P1"/>
      <text:p text:style-name="P41">À peine finit-il de signer sa lettre que le vent se lève sur la scène, emportant dans son sillage la lettre, tracé au creux des pétales, au gram dam de la chauve-souris qui tend vainement une aile impuissante dans leur direction. <text:span text:style-name="T186">Dans un geste désespéré, il </text:span><text:span text:style-name="T188">prit une grande inspiration avant de s’adresser une nouvelle fois au public, cette fois en</text:span><text:span text:style-name="T186"> bon narrateur qu’il est : « </text:span><text:span text:style-name="T157">–</text:span><text:span text:style-name="T192"> </text:span><text:span text:style-name="T186">La brise, messagère de notre jeune héros, porta ses mots jusqu’à sa grand-mère qui ne tarda pas à lui répondre de la </text:span><text:soft-page-break/><text:span text:style-name="T186">même manière. </text:span><text:span text:style-name="T187">Chagrinée de son sort misérable, Agatha lui propose de la rejoindre au cœur de la forêt dans la capital, afin de séjourner chez elle quelques temps pour qu’il ne soit plus seul et, qui sait, repartir à zéro pour trouver un travail. </text:span><text:span text:style-name="T189">Enthousiasmé par ces nouvelles perspectives, Lysandre rassembla ses affaires sans attendre. »</text:span></text:p>
      <text:p text:style-name="P42">Dans la foulée, le personnage de Lysandre parcourt sa maison en toute hâte, fouillant ses moindres recoins en laissant valdinguer quantité d’objets divers, avant de s’équiper d’une combinaison bien singulière. Cette tenue, conçue comme tout le reste d<text:span text:style-name="T190">e matériaux</text:span> somme-toute rudimentaire<text:span text:style-name="T190">s</text:span>, avait tout d’un<text:span text:style-name="T190">e tenue de combat aux allures absurdes. </text:span><text:span text:style-name="T191">Paré de cet attirail plutôt voyant, il s’exclame à plein poumon : « </text:span><text:span text:style-name="T157">–</text:span><text:span text:style-name="T192"> </text:span><text:span text:style-name="T191">J’arrive, grand-mère ! » avant de filer à toutes pattes vers la forêt...</text:span></text:p>
      <text:p text:style-name="P41"/>
      <text:p text:style-name="P47">Dans les coulisses, le metteur en scène active un levier qui transforme sous les yeux du public le décor, d’un salon de branches et de feuilles <text:span text:style-name="T196">chaleureusement éclairée </text:span>à un salle <text:span text:style-name="T196">vaste où ne siège qu’un piédestal surplombé d’un bijou qui reflète </text:span><text:span text:style-name="T201">vivement la lueur des lucioles</text:span><text:span text:style-name="T196">. </text:span><text:span text:style-name="T197">Le doux chant nocturne de la forêt accompagne la silhouette masquée </text:span><text:span text:style-name="T206">et toute de vert vêtue </text:span><text:span text:style-name="T197">qui se faufile dans sur la scène </text:span><text:span text:style-name="T200">plongée dans la fausse lumière du jour</text:span><text:span text:style-name="T197">, le</text:span><text:span text:style-name="T200">s sens en</text:span><text:span text:style-name="T197"> alerte. À pas feutrés, l’individu progresse précautionneusement vers le diadème dont il s’empare sans </text:span><text:span text:style-name="T207">réelle</text:span><text:span text:style-name="T197"> difficulté. </text:span><text:span text:style-name="T202">Il le remplace par une couronne de ronce entre-mêlé d’herbe sèche</text:span><text:span text:style-name="T197"> </text:span><text:span text:style-name="T198">puis disparaît </text:span><text:span text:style-name="T204">dans</text:span><text:span text:style-name="T203"> un</text:span><text:span text:style-name="T198"> puissant rire m</text:span><text:span text:style-name="T199">esquin, </text:span><text:span text:style-name="T198">en trottinant </text:span><text:span text:style-name="T205">exagérément tel</text:span><text:span text:style-name="T204"> un leprechaun </text:span><text:span text:style-name="T205">sournois</text:span><text:span text:style-name="T198">.</text:span></text:p>
      <text:p text:style-name="P47"><text:span text:style-name="T200">Un jeu de lumière avec les lampes </text:span><text:span text:style-name="T201">de la scène </text:span><text:span text:style-name="T208">fait évoluer</text:span><text:span text:style-name="T200"> l’ambiance de la salle</text:span><text:span text:style-name="T201"> pour suggérer le passage du crépuscule jusqu’au début de la nuit. Un garde entre </text:span><text:span text:style-name="T209">alors </text:span><text:span text:style-name="T201">en baillant, les pas traînants. Un chapeau de noisette lui sert de casque, tandis qu’une brindille écorcée remplace la lance effilée des gardes </text:span><text:span text:style-name="T210">de sa majesté le reine</text:span><text:span text:style-name="T201">. </text:span><text:span text:style-name="T211">Le garde ensommeillé lance un bref coup d’œil au piédestal, acquiesce d’un vague mouvement que le bijou est bien toujours sur son socle avant de prendre racine et fermer les yeux pour sa sieste coutumière… jusqu’à ce que sa conscience lui souffle de revérifier ce qu’il a vu.</text:span></text:p>
      <text:p text:style-name="P43"><text:span text:style-name="T157">–</text:span><text:span text:style-name="T192"> </text:span><text:span text:style-name="T212">Attends une seconde… elle était pas plus brillante, cette breloque ? s’interroge-t-il en scrutant la couronne bricolée sous tous les angles. Mh… Je dois me faire des idées, renonce-t-il d’un haussement d’épaule pour retourner à sa sieste, de nouveau interrompue par sa conscience qui lui hurle que quelque chose cloche. </text:span><text:span text:style-name="T213">Bon, c’est quoi le problème maintenant ?! s’agace-t-il en se plantant à nouveau pour la contempler, les bras croisés sous son arme.</text:span></text:p>
      <text:p text:style-name="P44"><text:span text:style-name="T157">–</text:span><text:span text:style-name="T192"> </text:span><text:span text:style-name="T214">Sylph, tu es là ? l’interpelle une voix féminine assez âgée. </text:span><text:span text:style-name="T215">Tu es bien silencieux.</text:span></text:p>
      <text:p text:style-name="P48">Pris d’un sursaut, il s’agite sous la surprise pour se rigidifier, désormais strict et sérieux.</text:p>
      <text:p text:style-name="P45"><text:span text:style-name="T157">–</text:span><text:span text:style-name="T192"> </text:span><text:span text:style-name="T216">T-Tout va bien, Majesté. J’étais seulement… absorbé </text:span><text:span text:style-name="T217">dans</text:span><text:span text:style-name="T216"> ma contemplation. Il faut dire que cet enchevêtrement d’épines </text:span><text:span text:style-name="T217">et d’herbe</text:span><text:span text:style-name="T218">s</text:span><text:span text:style-name="T217"> tressées, c’est quelque chose, haha !<text:line-break/></text:span><text:span text:style-name="T157">–</text:span><text:span text:style-name="T192"> </text:span><text:span text:style-name="T218">D’herbes tressées !? s’inquiète la voix de la vieille chauve-souris. Où est le diadème ?</text:span></text:p>
      <text:p text:style-name="P41">S<text:span text:style-name="T218">ylph réalise à la question de la reine Adeline que le faux diadème qu’il contemple depuis tout à l’heure indique sans le moindre doute que le vrai a été volé. </text:span><text:span text:style-name="T219">Honteux de sa mégarde, il se confond en excuse… Sylph balbutie à la reine la vérité, qui – au lieu de le réprimander – lui ordonne d’aller en ville sur le champ pour trouver la moindre information utile dans la capitale.</text:span></text:p>
      <text:p text:style-name="P46"><text:span text:style-name="T157">–</text:span><text:span text:style-name="T192"> </text:span><text:span text:style-name="T220">Bien ma reine, accepte-t-il sans discuter suivi juste après de la </text:span><text:span text:style-name="T221">première </text:span><text:span text:style-name="T220">fermeture des rideaux </text:span><text:span text:style-name="T221">sur la scène</text:span><text:span text:style-name="T220">.</text:span></text:p>
      <text:p text:style-name="P41"/>
      <text:p text:style-name="P41"/>
      <text:p text:style-name="P41"/>
      <text:p text:style-name="P41"/>
      <text:p text:style-name="P1"><text:span text:style-name="T137">Personnages</text:span> : <text:span text:style-name="T138">C</text:span>’est l’histoire de Lysandre, de sa grand-mère Agatha, de la reine Adeline <text:span text:style-name="T67">et de son </text:span><text:span text:style-name="T68">bras droit</text:span><text:span text:style-name="T67"> Sylph</text:span>.</text:p>
      <text:p text:style-name="P7"/>
      <text:p text:style-name="P7">Acte I – <text:span text:style-name="T71">Voyage vers la capitale</text:span></text:p>
      <text:p text:style-name="P7"/>
      <text:p text:style-name="P7">Narration – le passé de Lysandre : Né dans l’un des villages de la forêt, qui fait partie du domaine de la reine Adelia, Lysandre est une jeune chauve-souris mâle qui vit depuis toujours entouré d’une <text:soft-page-break/>profonde malchance doublée d’une étonnante maladresse au quotidien. Son père, frappé du même mal, a fini par périr avec sa mère dans des circonstances ridicules sous les yeux du petit. Il a appris ce jour-là qu’il ne devait jamais espérer avoir un seul moment de répit, car il peut mourir à tout moment à cause de sa malchance légendaire. Mais il ne se laisse pas abattre et cherche du travail dans son village natal pour pouvoir survivre. Cependant, bien connu dans le coin pour sa poisse infinie héritée de son père, Lysandre est rejeté par les habitants. Il lutte donc seul chaque jour par ses propres moyens pour se nourrir et entretenir la maison que ses parents lui ont légué à leur mort.</text:p>
      <text:p text:style-name="P7"/>
      <text:p text:style-name="P7">Scène 1 – correspondance avec sa grand-mère : Lysandre a pour habitude d’envoyer régulièrement des nouvelles à sa grand-mère maternelle, qu’il n’a que peu l’occasion de voir. C’est dans l’une d’elle qu’il explique le « tragique » incident qui a eu lieu, en des termes enfantins qui reflètent son jeune âge. <text:span text:style-name="T69">Quelques jours plus tard, il reçoit la réponse d’Agatha sa grand-mère, qui l’invite à la rejoindre à la capitale au cœur de la forêt, pour tenter de se créer une nouvelle réputation et ne pas traverser cette épreuve tout seul. Lysandre, touché par la proposition, prépare ses machines artisanales et part en voyage sans prévenir personne. Il ne laisse qu’un mot sur la porte et quitte les lieux à pattes.</text:span></text:p>
      <text:p text:style-name="P7"/>
      <text:p text:style-name="P8">Scène 2 – le vol du diadème : <text:span text:style-name="T70">Alors que Lysandre est en plein pèlerinage vers la capitale, une ombre se glisse dans le palais de la reine Adeline </text:span><text:span text:style-name="T75">en plein jour</text:span><text:span text:style-name="T70">. Ce </text:span><text:span text:style-name="T76">après-midi</text:span><text:span text:style-name="T70">-là, grâce à des astuces toutes simples, cet individu réussi à s’emparer du plus précieux bijou entreposé dans la salle aux trésors de la reine. </text:span><text:span text:style-name="T72">Au petit </text:span><text:span text:style-name="T74">soir</text:span><text:span text:style-name="T72">, les gardes signalent le vol à la reine, qui commande à </text:span><text:span text:style-name="T77">Sylph, </text:span><text:span text:style-name="T72">son bras droit de mener l’enquête </text:span><text:span text:style-name="T73">dès l</text:span><text:span text:style-name="T74">a tombée de la nuit.</text:span></text:p>
      <text:p text:style-name="P7"/>
      <text:p text:style-name="P9">Acte II – L’affaire du diadème volé</text:p>
      <text:p text:style-name="P7"/>
      <text:p text:style-name="P9">Scène 3 – <text:span text:style-name="T85">la cueillette des retrouvailles :</text:span> <text:span text:style-name="T78">Lysandre retrouve sa grand-mère en pleine forêt, à quelques minutes à pattes de sa demeure. Tout équipé de sa machine, Agatha e reconnaît immédiatement et lui propose de l’accompagner dans sa cueillette de baies, ce qu’il accepte avec plaisir. <text:s/></text:span><text:span text:style-name="T79">Curieuse de constater sa malchance et l’usage de ses machines pour lutter face à elle, Agatha le guide un peu plus loin dans la forêt. Lysandre </text:span><text:span text:style-name="T80">parvient à échapper aux branches, aux rochers et autres flaques de boue avec ingéniosité, mais il trébuche et se blesse sur un étrange objet planté dans le sol. </text:span><text:span text:style-name="T81">Souffrant, il se dégage à grande peine de la boue et trouve un bijou qu’il semble avoir brisé en deux : un montant et un orbe qui devait sertir celui-ci. </text:span><text:span text:style-name="T82">Triste et honteux d’avoir cassé l’objet de valeur, il demande conseil à sa grand-mère qui le rassure </text:span><text:span text:style-name="T83">et l’invite à se reposer chez elle aujourd’hui, avant d’aller faire réparer le diadème le lendemain car soigner sa blessure est prioritaire. </text:span><text:span text:style-name="T84">Agatha l’aide volontiers à se rendre chez elle.</text:span></text:p>
      <text:p text:style-name="P9"/>
      <text:p text:style-name="P10">Scène 4 – l’<text:span text:style-name="T86">enquête de Sylph : Alors qu’il erre dans les ruelles entre les arbres, il tombe sur Agatha devant l’apothicaire qui lui fournit des plantes médicinales, qu’il soupçonne seulement d’être lié à son grand âge. </text:span><text:span text:style-name="T87">Il l’interroge malgré tout sur les raisons pour obtenir ces plantes, et Agatha lui apprend qu’elles sont en fait pour son petit-fils qui a réussi à se blesser dès son premier jour à la capital et qu’il est alité. </text:span><text:span text:style-name="T88">Soucieux de laisser cette grand-mère partir, </text:span><text:span text:style-name="T89">il lui propose de la raccompagner jusqu’à chez elle, ce qu’elle refuse avec insistance avant de poursuivre son chemin vers d’autres boutiques. Sylph poursuit l’interrogatoire des villageois qu’il croise en extérieur mais n’entend rien d’autre de pertinent pour son affaire. </text:span><text:span text:style-name="T90">Après tout cela, il rentre au château faire son rapport à la reine, qui semble bien connaître Agatha avant de lui ordonner d’inspecter sa maison le lendemain.</text:span></text:p>
      <text:p text:style-name="P3"/>
      <text:p text:style-name="P11">Scène 5 – un repas chaud et au lit : <text:span text:style-name="T91">Les machines de Lysandre sont entreposées dans un coin de la pièce tandis qu’Agatha concocte un ragoût à base de larves, de feuilles et de fleurs des bois. Sa blessure enroulée de bandages propres et secs, Lysandre profite des petits soins de sa grand-mère qui lui conseille de dormir avec la « gemme » perdue du diadème contre lui </text:span><text:span text:style-name="T92">pour ne pas la perdre. </text:span><text:soft-page-break/><text:span text:style-name="T93">Une fois son petit-fils endormi, elle sertit la tête de Lysandre du montant du diadème en lui souhaitant tout le bonheur du monde. Puis, après s’être changée, elle s’en va pour une promenade diurne </text:span><text:span text:style-name="T94">dont elle ne reviendra pas de sitôt. </text:span><text:span text:style-name="T95">(Elle est allée cacher la vraie gemme juste au cas où, puisqu’elle sait que l’enquête a commencé.)</text:span></text:p>
      <text:p text:style-name="P2"/>
      <text:p text:style-name="P12">Scène 6 – suspect numéro 1 : <text:span text:style-name="T96">Au petit matin, Sylph toque à la porte d’Agatha… Face au silence, il entre sur ordre impérial et découvre Lysandre, endormi avec le montant de la couronne sur la tête. Lysandre sur réveille en sursaut, manquant de faire tomber par terre « l’œuf » devenu larve. Il le rattrape miraculeusement et se demande ce qu’il se passe. Sylph l’interroge sur ce qu’il tient, Lysandre expliqu</text:span><text:span text:style-name="T97">e alors </text:span><text:span text:style-name="T96">qu’il a cassé le diadème en trébuchant dessus par mégarde la veille. Incapable de croire à son histoire, Lysandre l’embarque au palais : « Vous expliquerez tout cela devant la reine », </text:span><text:span text:style-name="T1">malgré le malheureux qui clame son innocence, </text:span><text:span text:style-name="T2">en plus d’être mortifié à l’idée de sortir sans ses machines qui, il le réalise en sortant, ont disparues avec sa grand-même. L’aurait-elle piégé ?</text:span></text:p>
      <text:p text:style-name="P12"/>
      <text:p text:style-name="P14">Acte III – Innocent ou coupable</text:p>
      <text:p text:style-name="P12"/>
      <text:p text:style-name="P15">Scène 7 – Lysandre le malchanceux : <text:span text:style-name="T98">Misérable et miséreux, Lysandre s’enfouit dans son désespoir et avec toutes les précautions du monde – quitte à en faire trop par peur de rentrer dans quelqu’un, trébucher sur n’importe quoi, ou finir dans des situations aussi compliquées qu’il en a l’habitude, il passe pour un fou devant Sylph qui n’assiste à aucune des prédictions de Lysandre. Ce dernier est même profondément surpris de pouvoir, pour la première fois de sa vie, se mouvoir sans craindre qu’il ne lui arrive malheur à tout instant.</text:span></text:p>
      <text:p text:style-name="P12"/>
      <text:p text:style-name="P16">Scène 8 – l’<text:span text:style-name="T100">offre de la reine : </text:span><text:span text:style-name="T103">Une fois devant la reine Adeline, Lysandre se confond en excuses, mais il est réticent à l’idée de rendre le diadème, car la chance qui l’entoure aujourd’hui ne peut venir que de là, il en est certain. Il finit malgré tout par remettre le montant… bien qu’il ne sache pas pourquoi la gemme n’a pas la même tête que la veille. C’est là qu’ils réalisent tous qu’il s’agit en fait d’une larve ! Adeline ordonne à Sylph de la dévorer, mais Lysandre s’y oppose. Après tout, le diadème n’est pas la seule chose qui peut lui avoir porté chance, et s’ils n’en veulent pas, il peut bien garder cet espoir avec lui. </text:span><text:span text:style-name="T3">Il décide donc de le garder avec lui. </text:span><text:span text:style-name="T99">On l’interroge alors sur la façon dont il a obtenu la couronne, où se trouve la gemme manquante et de quelle façon il pourrait prouver son innocence… Il décide donc de montrer à tous la malchance dont il est accablé au quotidien en leur disant qu’il lui serait parfaitement impossible de passer la garde, et encore moins de récupérer le diadème sans se faire repérer, pour la bonne et simple raison qu’il ne possède pas ce genre de talent et encore moins la discrétion d’un voleur. Cependant, au cours de sa démonstration de malchance chronique, tout ce qu’il tente de faire dans sa grande maladresse finit malgré lui par réussir par miracle ! Au point même qu’il attente presque malgré lui à la vie de la reine Adeline, bien que le diadème finisse par atterrir sans dégât sur la tête de celle-ci. Menacé pour attentat à la vie de sa Majestée, Lysandre se confond en excuses et il explique le drame de sa vie : combien, quoiqu’il fasse, il est toujours couvert de honte et de rejet, et combien d’efforts il a dû fournir pour lutter face à son sort de naissance. </text:span><text:span text:style-name="T4">Afin d’étayer ses propos, Lysandre se fait porter quelques outils rudimentaires qu’il monte en quelques instants en des outils élaborés pour faire face à ses situations les plus communes : les mauvaises chutes, les gens qui le bousculent, ses ailes qui s’accrochent au moindre crochet, les affaires qu’il porte qui se déchirent, se brisent ou s’écrasent, entre autres situations communes. </text:span><text:span text:style-name="T101">Impressionnée par son savoir-faire, Adeline décide de commander à Lysandre des pièges ingénieux pour sécuriser le socle du diadème. Sylph est ordonné de tester le système afin de confirmer son efficacité, et s’il se fait prendre malgré son entraînement rigoureux, Adeline lui offrirait un poste au château avec pour mission de traquer et piéger le vrai voleur du diadème : celui qui doit encore détenir la vraie gemme. </text:span><text:span text:style-name="T5">Lysandre accepte avec une joie inespérée l’offre de la reine et décide de travailler sur les plans dès à présent. Cependant, comme il reste le suspect numéro un dans cette affaire, Sylph doit l’accompagner le temps qu’il fasse ses preuves.</text:span></text:p>
      <text:p text:style-name="P12"><text:soft-page-break/></text:p>
      <text:p text:style-name="P17">Scène 9 – <text:span text:style-name="T104">les ordres sont les ordres : </text:span><text:span text:style-name="T5">C’est ainsi que Sylph devint le porteur de Lysandre, qui rassemble dans la forêt de nombreux matériaux pour monter ses pièges que Sylph sous-estime grandement compte-tenu de leur simplicité d’élaboration. </text:span><text:span text:style-name="T102">Le soir venu, Sylph raccompagne Lysandre chez Agatha, qui les attend avec une soupe de baies. </text:span><text:span text:style-name="T6">Sylph demande à rester pour la nuit, car il doit surveiller Lysandre, autrement Lysandre aurait à dormir en prison pour ce soir. </text:span><text:span text:style-name="T7">Agatha demande en passant ce qu’il est advenu du montant qu’ils ont découverts dans la forêt la veille, pour apprendre que Lysandre l’a simplement rendu, bien que la gemme soit manquante, </text:span><text:span text:style-name="T8">ce qui la </text:span><text:span text:style-name="T9">s</text:span><text:span text:style-name="T8">urprend </text:span><text:span text:style-name="T9">faussement</text:span><text:span text:style-name="T8">. </text:span><text:span text:style-name="T10">Elle découvre également l’accord passé entre son petit-fils et la reine Adeline. Enfin, elle en profite pour demander comme elle va, puisqu’il s’agit d’une </text:span><text:span text:style-name="T11">très</text:span><text:span text:style-name="T10"> vieille connaissance à elle. </text:span><text:span text:style-name="T13">Lysandre, quant à lui, demande à sa grand-mère où elle a rangé ses machines, et déclare qu’elle est certaine qu’il n’a jamais rien amené de tel chez elle : « </text:span><text:span text:style-name="T14">Tu as dû oublier de les prendre avant de venir ! ». </text:span><text:span text:style-name="T15">Incertain de ses souvenirs, puisqu’il aurait tout à fait pu faire ça étourdi comme il est, il accepte cette explication. </text:span><text:span text:style-name="T16">Suite à quoi, </text:span><text:span text:style-name="T6">Agatha concède </text:span><text:span text:style-name="T12">à </text:span><text:span text:style-name="T16">tolérer</text:span><text:span text:style-name="T12"> la présence de Sylph</text:span><text:span text:style-name="T6"> et les deux passent la nuit en chien de faïence en se guettant d’un œil l’un l’autre, pendant que Lysandre roupille avec la larve de scarabée dans ses ailes.</text:span></text:p>
      <text:p text:style-name="P12"/>
      <text:p text:style-name="P18">Scène 10 – <text:span text:style-name="T106">les premiers essais : </text:span><text:span text:style-name="T19">Après quelques jours </text:span><text:span text:style-name="T13">de labeur Lysandre finit de mettre au point les </text:span><text:span text:style-name="T19">premiers </text:span><text:span text:style-name="T13">pièges </text:span><text:span text:style-name="T17">que Sylph s’empresse de tester sous la supervision de la reine. </text:span><text:span text:style-name="T18">L’ingéniosité de l’un égale l’agilité de l’autre, car Sylph a passé les derniers jours à étudier et monter avec Lysandre lesdites constructions. Et bien qu’il n’ait pas saisit l’intérêt de tout, Sylph parvient à repérer une faille majeure dans les pièges de Lysandre : il suffit de voler pour les esquiver. </text:span><text:span text:style-name="T20">Sylph remarque que c’est comme s’il n’avait pas le réflexe de penser comme une chauve-souris… Lysandre ne peut ainsi qu’admettre que, bien qu’il soit doté d’ailes, il a bien trop peur de s’en servir à cause de sa malchance chronique. </text:span><text:span text:style-name="T21">Sylph décide de l’empoigner par les épaules avec ses pattes et de lui faire survoler les pièges, pour qu’il puisse constater par lui-même ce qui cloche – sauf que Lysandre se débat trop et finit par être le cobaye de ses propres tours. </text:span><text:span text:style-name="T22">Emmêlés dans ses pièges, Lysandre se fait aider par Sylph tandis que la reine lui accorde quelques jours pour parfaire son processus, en veillant à ce que les pièges ne soient pas à usage unique cette fois-ci, </text:span><text:span text:style-name="T105">avant de prendre congé.</text:span></text:p>
      <text:p text:style-name="P12"/>
      <text:p text:style-name="P19">Scène 11 – La valeur de l’effort : <text:span text:style-name="T107">Déprimé et honteux, Lysandre acquiesce en songeant qu’il ne mérite sans doute pas de gaspiller le temps de la reine ou de Sylph avec ses tentatives désespérées. </text:span><text:span text:style-name="T23">Sylph lui demande s’il souhaite simplement abandonner et payer les crimes du voleur à la place du criminel en fuite, sous prétexte qu’il n’a pas été assez bon cette fois-ci, alors qu’il a toujours fait face à l’adversité ? Lysandre répond que non, il ne veut pas baisser les bras mais qu’il en a bien assez de souffrir depuis toujours de son sort. Les larmes lui montent, alors qu’il se sent pitoyable… et Sylph, bien que compatissant, refuse à jouer les soutiens doux pour lui : « Si tu tiens tant à changer les choses… commence par changer la façon dont tu te perçois. Regarde-toi, un perdant pleurnichard, dans le palais de la reine. Est-ce que c’est vraiment ta place ? Ou n’est-ce pas plutôt la place d’un grand futur stratège ? À cette personne que tu seras bientôt, si tu accomplis l’exploit de répondre à la requête de la reine ? Mieux encore, ne veux-tu pas laver ton honneur et piéger toi-même le voleur qui t’a fait porter le chapeau malgré toi ? Au fond de toi, tu as tout ce qu’il faut pour ça. Le talent, les compétences, l’expérience et l’ingéniosité qui va avoir. Alors même si c’est dur, souffrir fait partie de la vie. Et si tu ne te relèves pas, c’est moi qui va te faire t’envoler à nouveau ! Ça te tente un nouveau tour en l’air ? » ; réconforté, remotivé et terrifié tout à la fois par cette dernière menace, Lysandre sèche ses larmes et prend une profonde inspiration. « Si j’avais abandonné ne serait-ce qu’une seconde avant aujourd’hui, je serai déjà mort avec la chance que j’ai. Mais c’est bien parce qu’aujourd’hui je suis réellement chanceux que j’ai pu verser ces larmes… Merci, Sylph. Je vais le faire, je vais me battre jusqu’au bout et poursuivre le rêve qui s’offre à moi. » </text:span><text:span text:style-name="T24">Et c’est le cœur gonflé d’espoir qu’il se remet à l’œuvre, aidé de Sylph.</text:span></text:p>
      <text:p text:style-name="P12"/>
      <text:p text:style-name="P20">Acte IV – <text:span text:style-name="T109">Le grand stratagème</text:span></text:p>
      <text:p text:style-name="P12"><text:soft-page-break/></text:p>
      <text:p text:style-name="P21">Scène 12 – <text:span text:style-name="T109">Pour l’honneur de chacun : </text:span><text:span text:style-name="T110">Dans les jours qui suivent, Adeline convoque Sylph pour faire un point avec elle. Elle lui transmet les informations qu’elle a reçu sur d’autres vols qui auraient eu lieu ces derniers temps dans la forêt, des ingrédients qui disparaissent ou d’autres pierres colorés qui se volatilisent… avant de lui demander ce qu’il pense de Lysandre. Sylph déclare qu’il est persuadé de son innocence, mais qu’il ne pourrait pas reprendre l’enquête tant qu’il est assigné à sa surveillance. </text:span><text:span text:style-name="T25">La reine lui demande donc la chose suivante : une fois Lysandre devenu son subordonné, Sylph devra répandre en ville la rumeur de l’acquisition de nouvelles richesse dans le palais, afin d’attirer le voleur dans la pièce nouvellement piégée. </text:span><text:span text:style-name="T26">Sylph s’inquiète du cas où Lysandre ne parviendrait pas à passer le test, dans le cas où il serait trop bon… et la reine déclare que la prison est la seule chose qui l’atteint, le temps que les choses se tassent. </text:span><text:span text:style-name="T108">Partagé entre son honneur de chevalier au service de la reine et le sort qui atteint Lysandre s’il est trop bon, il ne sait pas ce qu’il préférerait choisir. La reine lit son dilemme et lui sourit malicieusement : « Ne pense même pas à faire semblant durant le test. Si tu ne donnes pas ton maximum, tu seras non-seulement renvoyé de ton poste, mais de la forêt tout entière. En tant que chevalier, n’oublie pas où ta loyauté devrait être. Il ne lui arrivera rien même si tu réussis, alors ne craint rien et fait face aux pièges de notre nouvel ami de toutes tes forces. C’est la moindre des choses que tu puisses faire pour lui faire honneur : pousse-le à s’améliorer encore ! »</text:span></text:p>
      <text:p text:style-name="P4">Rassuré par de tels propos, Sylph acquiesce d’autant plus si sa position est menacée, bien qu’il sache que la menace ne servait qu’à le dissuader de faire le mauvais choix.</text:p>
      <text:p text:style-name="P12"/>
      <text:p text:style-name="P22">Scène 13 – L<text:span text:style-name="T111">es détails, c’est important : </text:span><text:span text:style-name="T112">Le jour du test arrive bien assez vite. Lysandre, confiant dans son œuvre, a déployé tout un système dans la salle afin de contrer les ennemis volant, en plus d’un autre système pour réinitialiser ses pièges à la position de départ dès que leur proie s’enlève. </text:span><text:span text:style-name="T27">Mais c’était sans compter la connaissance de Sylph, qui a monté, développé et analysé les différents dispositifs tout à long de leur installation ! </text:span><text:span text:style-name="T28">Déconfit par sa performance, Lysandre croit halluciner devant les exploits de Sylph, qu’il soupçonne d’avoir disposé en amont exprès de sorte à se laisser un chemin par la voie aérienne ! Sylph parvient jusqu’au diadème sans trop de souci, avec quelques vrilles et virages savamment calculés, mais il arrive à une conclusion une fois les pattes sur le socle de la couronne : il est en réalité bloqué et ne peut plus repartir sans rien déclencher. Il fait mine d’avoir gagné, mais lorsque la reine lui demande d’escorter Lysandre aux prisons, Sylph révèle qu’il ne peut plus bouger. </text:span><text:span text:style-name="T29">Lysandre demande donc s’il a réellement échoué au test et la reine lui révèle qu’il a techniquement échoué à attraper Sylph avec ses pièges, et donc que c’est la prison qui l’attend quoiqu’il arrive, mais elle lui affirme qu’une fois la situation résolue, en l’embaucherait à ses côtés. </text:span><text:span text:style-name="T113">Prenant ces derniers mots comme une victoire, il n’attend pas la demande de la reine pour libérer Sylph de ce champ de mines, avant de se faire emmener de bonne humeur dans les prisons du palais.</text:span></text:p>
      <text:p text:style-name="P12"/>
      <text:p text:style-name="P23">Scène 14 – Le parfait <text:span text:style-name="T114">appât</text:span> : <text:span text:style-name="T30">Sylph s’excuse auprès de lui pour la situation, mais Lysandre ne les accepte pas, c’est lui qui le remercie. Il lui souhaite bon courage avec son enquête et souhaiterait l’aider davantage, alors il lui propose de lui fabriquer ce dont il a besoin s’il lui apporte les matériaux nécessaires, quelque soit l’outil ou l’action qu’il souhaite réaliser, ou dont il souhaite se protéger ; </text:span><text:span text:style-name="T31">Sylph le remercie </text:span><text:span text:style-name="T32">et le prend au mot : il lui demande de créer avec des matériaux sauvages quelque chose qui pourra être pris pour un bijou encore plus inestimable que le diadème… </text:span><text:span text:style-name="T33">Lysandre lui suggère de rassembler quelques champignons et galets dans la forêt, qui pourraient se faire passer pour les parties d’un bijou, ce que Sylph va tenter de trouver dès le lendemain. </text:span><text:span text:style-name="T36">P</text:span><text:span text:style-name="T34">endant qu’il s’occupe de cette commission, Lysandre couve la larve de scarabée, déjà chrysalide et qui ne demande plus qu’à éclore. </text:span><text:span text:style-name="T35">C’est lorsque Sylph rapporte ses matériaux, peu convaincu par ce qu’il a trouvé, que le scarabée éclot, ce qui amorce le plan de l’acte final.</text:span></text:p>
      <text:p text:style-name="P12"/>
      <text:p text:style-name="P24">Scène 15 – <text:span text:style-name="T118">des </text:span><text:span text:style-name="T117">conséquences inattendues</text:span> : <text:span text:style-name="T37">Sylph transmet à la garde des documents à placarder partout en ville, vantant la dernière acquisition de la reine : une statuette plaquée or, inestimable, </text:span><text:soft-page-break/><text:span text:style-name="T37">exposée dans la plus belle pièce du palais. Présenté comme une invitation à aller visiter cette nouvelle pièce de la collection de la reine, une date et une heure sont indiqués. Leur pari repose sur le fait que le voleur, qui rôde toujours dans les parages, s’aventurerait au palais la veille de la cérémonie pour que la reine Adeline soit dépourvue de sa pièce maîtresse le jour de ces portes ouvertes exceptionnelles. </text:span><text:span text:style-name="T38">Cependant, la nuit a beau passer avec la garde qui fait semblant de faire des rondes, le voleur ne se montre pas ; </text:span><text:span text:style-name="T116">et l</text:span><text:span text:style-name="T115">orsque les gardes viennent vérifier les pièges le lendemain matin, tout à disparu à l’exception du scarabée qui siège sur le piédestal. Déconfit, Sylph ne comprend pas. Où ont bien pu passer les pièges qu’ils ont mis tant de tant à construire ? Et pourquoi le scarabée a-t-il tant grandit ? </text:span><text:span text:style-name="T39">Perturbé par ces interrogations, Sylph s’empresse d’en informer la reine qui ordonne qu’il questionne Lysandre : « S’il n’était pas de mèche avec le voleur, ses pièges n’auraient pas disparus ainsi ! ». Mais quelque chose chiffonne Sylph, car ce n’est pas la première fois qu’il entend que ses pièges ont disparus sans laisser de trace. </text:span><text:span text:style-name="T40">Et l’identité d’une coupable se forme doucement dans son esprit…</text:span></text:p>
      <text:p text:style-name="P12"/>
      <text:p text:style-name="P25">Scène 16 – <text:span text:style-name="T120">partenaires d’infortune</text:span> : <text:span text:style-name="T41">Sylph porte son repas à Lysandre et l’informe de la situation ainsi que des nouvelles accusations à son encontre. Désespéré par ce retournement inattendu, Lysandre réfléchit avant de prendre un ton grave : « … Je ne peux pas abandonner, pas après tous ces efforts. De la pierre, apporte-moi autant de pierres que possible ! J’ai une idée. Et je vais avoir besoin de toi. ». Face au court laps de temps qu’il leur reste avant la venue des habitants dans la salle du diadème, Lysandre et Sylph vont redoubler d’efforts pour préparer leur ultime assaut. </text:span><text:span text:style-name="T42">Sylph a à peine le temps de suivre les directives de Lysandre et de tout installer avec l’aide des autres chevalier qu’il est déjà l’heure d’accueillir tout le monde.</text:span></text:p>
      <text:p text:style-name="P12"/>
      <text:p text:style-name="P26">Scène 17 – la grande <text:span text:style-name="T121">mascarade</text:span> : <text:span text:style-name="T119">Tout le monde est là. M</text:span><text:span text:style-name="T42">ême la reine est présente, </text:span><text:span text:style-name="T43">elle tient un bref discours pour la forme, applaudit par le public. Ces applaudissement marquent le signal : avec tous les invités dans la pièce, les chevaliers font tomber les pierres pour barricader les différentes issues. </text:span><text:span text:style-name="T44">Il ne reste plus qu’à tirer de tous les habitants </text:span><text:span text:style-name="T45">les témoignages qui mèneront au(x) vrai(s)</text:span><text:span text:style-name="T44"> coupable</text:span><text:span text:style-name="T45">(</text:span><text:span text:style-name="T44">s</text:span><text:span text:style-name="T45">)</text:span><text:span text:style-name="T44">. </text:span><text:span text:style-name="T122">Pour l’occasion, Sylph est allé retrouver Lysandre pour l’informer de la situation et se servir de lui pour son plan : la reine va annoncer que celui qui est parvenu à voler le diadème a été trouvé, et qu’elle n’a pu qu’être impressionnée par son adresse, elle envisage donc d’en faire son héritier et l’adopter dans sa famille. Perdu, Lysandre s’interroge sur les tenants et aboutissants du plan, que Sylph résume simplement par l’appât du gain : le vrai coupable aura intérêt à se manifester, puisque faire partie de la royauté est aussi important que l’or dont ils peuvent s’enrichir. </text:span><text:span text:style-name="T124">La reine fait </text:span><text:span text:style-name="T123">ainsi</text:span><text:span text:style-name="T124"> intervenir Sylph, accompagné de Lysandre qui se fraye un chemin parmi les décombres grâce à sa maladresse légendaire. </text:span><text:span text:style-name="T46">Son entrée remarquée crée un profond silence, tandis que les gardes bloquent la nouvelle issue. Amené comme un prisonnier devant la foule, la reine ordonne qu’on le libère, avant de couronner sa tête du diadème volé : « Par la présente, je fais officiellement ce jeune et talentueux Lysandre mon héritier. Que ceux qui s’y opposent parlent ou se taisent à jamais. »</text:span></text:p>
      <text:p text:style-name="P12"/>
      <text:p text:style-name="P27">Acte V – Révélations, motivations et épilogue</text:p>
      <text:p text:style-name="P27"/>
      <text:p text:style-name="P13"><text:span text:style-name="T125">Scène 18 – l</text:span><text:span text:style-name="T128">e mystère des pièges disparus</text:span><text:span text:style-name="T125"> : </text:span><text:span text:style-name="T127">Le temps d’éclaircir la situation, les esprits et les opinions évoluent dans le cœur de beaucoup. Il n’y a qu’une seule chauve-souris qui reste la même, quelque que soit les variables des conversations : Agatha, la grand-mère de Lysandre, qui le défend calmement lorsque les autres l’attaquent et sourit simplement lorsque l’on reconnaît ses vertues. </text:span><text:span text:style-name="T126">Après de multiples échanges, le scarabée prend son envol après son sommeil pour se nourrir des filets de lianes et de feuilles qui retenaient les pierres avant l’entrée des habitants. </text:span><text:span text:style-name="T47">Un premier mystère s’éclaircit : celui qui a fait disparaître les pièges n’était autre que celui qui incarnait le bijou à voler. </text:span><text:span text:style-name="T48">Un autre indice est semé : la seule à ne pas avoir réagi à la révélation que le bijou n’était autre qu’un insecte est à nouveau Agatha.</text:span></text:p>
      <text:p text:style-name="P12"/>
      <text:p text:style-name="P28"><text:soft-page-break/>Scène 19 – <text:span text:style-name="T129">une histoire de cœurs :</text:span> <text:span text:style-name="T49">À présent, il ne reste plus qu’une difficulté : Agatha est suspectée par Lysandre d’être la vraie coupable, mais il ne comprend pas ses motivations. Et alors qu’elle s’apprête à s’en aller malgré les murs bloqués dont elle ne semble pas se soucier, Lysandre tente de la retenir. Au milieu du chaos des habitants effrayés par le scarabée doré, </text:span><text:span text:style-name="T50">Agatha</text:span><text:span text:style-name="T49"> sourit avec bienveillance, en proclamant qu’il est inutile de s’attarder sur les vœux d’une vieille dame. </text:span><text:span text:style-name="T51">Un échange poignant à alors lieu, tandis que Lysandre l’interroge en toute sincérité. </text:span><text:span text:style-name="T52">Les révélations tombent alors… </text:span><text:span text:style-name="T53">Agatha, l’ancienne reine de ce petit bois, avait cédé la place de régence à Adeline le jour où s</text:span><text:span text:style-name="T55">a fille</text:span><text:span text:style-name="T53"> est mort</text:span><text:span text:style-name="T55">e </text:span><text:span text:style-name="T53">après avoir fui le foyer familial par peur du pouvoir et par amour pour </text:span><text:span text:style-name="T54">l</text:span><text:span text:style-name="T55">e père</text:span><text:span text:style-name="T54"> de Lysandre</text:span><text:span text:style-name="T53">. </text:span><text:span text:style-name="T56">Son père, comme Lysandre aujourd’hui, était un grand malchanceux qui avait capturé le cœur de sa fille par aux cours de leurs mésaventures. </text:span><text:span text:style-name="T57">Ils avaient fini par fonder un foyer à l’autre bout de la forêt, l’ascendance royale de sa fille ne poserait pas de problème à la famille nouvellement formée. Agatha, désireuse de partager un peu de cette vie emprunte de bonheur avec eux, a choisi de renoncer au trône et la céder à sa jeune sœur, Adeline, </text:span><text:span text:style-name="T58">pour apparaître dans la vie de son petit-fils bien aimé dont elle apprit rapidement la malchance chronique héréditaire. </text:span><text:span text:style-name="T130">Elle révéla alors que le diadème avait été rempli des prières de sa fille à l’égard de son mari malchanceux, des prières si puissantes qu’elle pouvait même lever des malédictions. Elle décida de le faire porter à son petit-fils pour changer sa malchance en une chance insolente, bien qu’elle n’ait plus accès ni droit d’entrer au palais comme autrefois. </text:span><text:span text:style-name="T59">Si elle a emprunté le diadème, c’était simplement pour rendre à son petit-fils toutes les cartes d’une vie belle et épanouie, même sans ses parents pour veiller sur lui à présent. </text:span><text:span text:style-name="T60">Quant à la gemme qui a disparu, puisqu’il s’agissait d’un souvenir de sa fille, elle estimait légitime de le garder avec elle en sa mémoire et comme héritage pour Lysandre. « </text:span><text:span text:style-name="T61">Pourquoi le scarabée doré ? » s’interroge ainsi tout le monde. Agatha répond par la symbolique du scarabée – bien qu’elle n’eut aucun moyen de savoir au moment de choisir l’œuf quel type de scarabée il en sortirait (ou si même un scarabée en sortirait – donc la symbolique est bancale, oui x)</text:span></text:p>
      <text:p text:style-name="P12"/>
      <text:p text:style-name="P29">Scène 20 – <text:span text:style-name="T132">épilogue et réception du public</text:span><text:span text:style-name="T131"> : </text:span><text:span text:style-name="T133">On arrive alors à l’épilogue : Agatha, en tant qu’ancienne souveraine, est jugée pour ses crimes et est assignée à résidence. Lysandre quant à lui, est promu comme stratège aux côtés de sa tante la reine Adeline et de Sylph le chevalier personnel de sa </text:span><text:span text:style-name="T62">M</text:span><text:span text:style-name="T133">ajesté. </text:span><text:span text:style-name="T62">Le scarabée, quant à lui, aida à déblayer les décombres pour libérer le passage avant de finir misérablement écrasé par l’un d’eux. </text:span><text:span text:style-name="T63">Et alors que Lysandre pleure son sort sur scène, t</text:span><text:span text:style-name="T66">andis que les autres éléments tombent en ruine les uns après les autres, </text:span><text:span text:style-name="T63">de vraies gardes l’interpellent et il prend la fuite en volant. </text:span><text:span text:style-name="T64">Les vrais parents de Lysandre, Sylph, la reine et Agatha présents dans le public applaudissent et font des commentaires divers et variés sur combien l’histoire a été falsifiée et enjolivée </text:span><text:span text:style-name="T65">pour que ce véritable criminel passe pour le gentil et raconte une belle histoire. Cependant, maintenant qu’il a raconté sa version des faits, la reine et sa sœur prévoient de lui offrir le jugement le plus cruel qu’elle connaisse : en faire un véritable diplomate, avec ses talents pour les histoires et les mensonges qui sont en réalité son vrai talent.</text:span></text:p>
      <text:p text:style-name="P5"/>
      <text:p text:style-name="P6">Et voilou, Fin :D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5T18:50:18.710000000</meta:creation-date>
    <dc:date>2024-06-28T22:10:30.690000000</dc:date>
    <meta:editing-duration>PT8H24M5S</meta:editing-duration>
    <meta:editing-cycles>324</meta:editing-cycles>
    <meta:generator>LibreOffice/7.6.4.1$Windows_X86_64 LibreOffice_project/e19e193f88cd6c0525a17fb7a176ed8e6a3e2aa1</meta:generator>
    <meta:document-statistic meta:table-count="0" meta:image-count="0" meta:object-count="0" meta:page-count="8" meta:paragraph-count="52" meta:word-count="5771" meta:character-count="33622" meta:non-whitespace-character-count="27862"/>
  </office:meta>
</office:document-meta>
</file>